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language="sv" fo:country="SE" officeooo:rsid="00177f68" officeooo:paragraph-rsid="0002589d" style:script-type="latin"/>
    </style:style>
    <style:style style:name="P2" style:family="paragraph" style:parent-style-name="Standard">
      <style:text-properties style:font-name="Times New Roman" fo:language="sv" fo:country="SE" fo:font-weight="bold" officeooo:rsid="00177f68" officeooo:paragraph-rsid="0002589d" style:font-weight-asian="bold" style:font-weight-complex="bold" style:script-type="latin"/>
    </style:style>
    <style:style style:name="P3" style:family="paragraph" style:parent-style-name="Standard">
      <style:text-properties style:font-name="Times New Roman" fo:language="sv" fo:country="SE" fo:font-weight="normal" officeooo:rsid="00177f68" officeooo:paragraph-rsid="0002589d" style:font-weight-asian="normal" style:font-weight-complex="normal" style:script-type="latin"/>
    </style:style>
    <style:style style:name="P4" style:family="paragraph" style:parent-style-name="Standard">
      <style:text-properties style:font-name="Times New Roman" fo:language="sv" fo:country="SE" fo:font-weight="normal" officeooo:rsid="00192e07" officeooo:paragraph-rsid="0002589d" style:font-weight-asian="normal" style:font-weight-complex="normal" style:script-type="latin"/>
    </style:style>
    <style:style style:name="P5" style:family="paragraph" style:parent-style-name="Standard">
      <style:text-properties style:font-name="Times New Roman" fo:language="sv" fo:country="SE" fo:font-weight="bold" officeooo:rsid="00192e07" officeooo:paragraph-rsid="0002589d" style:font-weight-asian="bold" style:font-weight-complex="bold" style:script-type="latin"/>
    </style:style>
    <style:style style:name="P6" style:family="paragraph" style:parent-style-name="Standard">
      <style:text-properties style:font-name="Times New Roman" fo:language="sv" fo:country="SE" fo:font-weight="normal" officeooo:rsid="001aee09" officeooo:paragraph-rsid="0002589d" style:font-weight-asian="normal" style:font-weight-complex="normal" style:script-type="latin"/>
    </style:style>
    <style:style style:name="P7" style:family="paragraph" style:parent-style-name="Standard">
      <style:text-properties style:font-name="Times New Roman" fo:language="sv" fo:country="SE" fo:font-style="italic" fo:font-weight="normal" officeooo:rsid="001aee09" officeooo:paragraph-rsid="0002589d" style:font-style-asian="italic" style:font-weight-asian="normal" style:font-style-complex="italic" style:font-weight-complex="normal" style:script-type="latin"/>
    </style:style>
    <style:style style:name="P8" style:family="paragraph" style:parent-style-name="Standard">
      <style:text-properties style:font-name="Times New Roman" fo:language="sv" fo:country="SE" fo:font-style="normal" fo:font-weight="normal" officeooo:rsid="001aee09" officeooo:paragraph-rsid="0002589d" style:font-style-asian="normal" style:font-weight-asian="normal" style:font-style-complex="normal" style:font-weight-complex="normal" style:script-type="latin"/>
    </style:style>
    <style:style style:name="P9" style:family="paragraph" style:parent-style-name="Standard">
      <style:text-properties style:font-name="Times New Roman" fo:language="sv" fo:country="SE" fo:font-style="normal" fo:font-weight="bold" officeooo:rsid="001aee09" officeooo:paragraph-rsid="0002589d" style:font-style-asian="normal" style:font-weight-asian="bold" style:font-style-complex="normal" style:font-weight-complex="bold" style:script-type="latin"/>
    </style:style>
    <style:style style:name="P10" style:family="paragraph" style:parent-style-name="Standard">
      <style:text-properties style:font-name="Times New Roman" fo:language="sv" fo:country="SE" fo:font-style="normal" fo:font-weight="bold" officeooo:rsid="001b100e" officeooo:paragraph-rsid="0002589d" style:font-style-asian="normal" style:font-weight-asian="bold" style:font-style-complex="normal" style:font-weight-complex="bold" style:script-type="latin"/>
    </style:style>
    <style:style style:name="P11" style:family="paragraph" style:parent-style-name="Standard">
      <style:text-properties style:font-name="Times New Roman" fo:language="sv" fo:country="SE" fo:font-style="normal" fo:font-weight="normal" officeooo:rsid="001b100e" officeooo:paragraph-rsid="0002589d" style:font-style-asian="normal" style:font-weight-asian="normal" style:font-style-complex="normal" style:font-weight-complex="normal" style:script-type="latin"/>
    </style:style>
    <style:style style:name="P12" style:family="paragraph" style:parent-style-name="Standard">
      <style:text-properties style:font-name="Times New Roman" fo:language="sv" fo:country="SE" fo:font-style="normal" fo:font-weight="normal" officeooo:rsid="001c432b" officeooo:paragraph-rsid="0002589d" style:font-style-asian="normal" style:font-weight-asian="normal" style:font-style-complex="normal" style:font-weight-complex="normal" style:script-type="latin"/>
    </style:style>
    <style:style style:name="P13" style:family="paragraph" style:parent-style-name="Standard">
      <style:text-properties style:font-name="Times New Roman" fo:language="sv" fo:country="SE" fo:font-style="normal" fo:font-weight="normal" officeooo:rsid="001d8680" officeooo:paragraph-rsid="0002589d" style:font-style-asian="normal" style:font-weight-asian="normal" style:font-style-complex="normal" style:font-weight-complex="normal" style:script-type="latin"/>
    </style:style>
    <style:style style:name="P14" style:family="paragraph" style:parent-style-name="Standard">
      <style:text-properties style:font-name="Times New Roman" fo:language="sv" fo:country="SE" fo:font-style="normal" fo:font-weight="bold" officeooo:rsid="0044ad8d" officeooo:paragraph-rsid="0002589d" style:font-style-asian="normal" style:font-weight-asian="bold" style:font-style-complex="normal" style:font-weight-complex="bold" style:script-type="latin"/>
    </style:style>
    <style:style style:name="T1" style:family="text">
      <style:text-properties officeooo:rsid="00192e07"/>
    </style:style>
    <style:style style:name="T2" style:family="text">
      <style:text-properties officeooo:rsid="001c37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ållbar utveckling</text:p>
      <text:p text:style-name="P1"/>
      <text:p text:style-name="P1">Förändring till bättre</text:p>
      <text:p text:style-name="P1"/>
      <text:p text:style-name="P1">Driv oss till att uppnå bättre <text:span text:style-name="T1">Samhälle </text:span>organisationer</text:p>
      <text:p text:style-name="P1"/>
      <text:p text:style-name="P1">inkluderande begrepp </text:p>
      <text:p text:style-name="P1"/>
      <text:p text:style-name="P1">Försöker se helheten</text:p>
      <text:p text:style-name="P1"/>
      <text:p text:style-name="P1">Var befinner vi oss. Planeten jorden vårt hem <text:line-break/>säkra bevis under 3.5 miljarder år</text:p>
      <text:p text:style-name="P1"/>
      <text:p text:style-name="P1">först var vi mikrober</text:p>
      <text:p text:style-name="P1">sen utvecklades vi tull komplexa djur under den Cambriska evolutionen</text:p>
      <text:p text:style-name="P1"/>
      <text:p text:style-name="P1">klimatförändringar</text:p>
      <text:p text:style-name="P1"/>
      <text:p text:style-name="P1">Inga glaciärer</text:p>
      <text:p text:style-name="P1">extrem växthus effekt</text:p>
      <text:p text:style-name="P1"/>
      <text:p text:style-name="P1">Planeten jorden has been trhou soome shit</text:p>
      <text:p text:style-name="P1"/>
      <text:p text:style-name="P1">Änte rädda planeten – men upprätthålla förutsättningar för oss människor</text:p>
      <text:p text:style-name="P1"/>
      <text:p text:style-name="P1">Jordbruk har bara bedrivits under senaste 10000 åren</text:p>
      <text:p text:style-name="P1"/>
      <text:p text:style-name="P1">Ta till vara på de resureser som finns på jorden</text:p>
      <text:p text:style-name="P1"/>
      <text:p text:style-name="P1"/>
      <text:p text:style-name="P2">Utmaningar</text:p>
      <text:p text:style-name="P3">Mänskliga aktiviteter utgör den domineradnde effekten på jorden</text:p>
      <text:p text:style-name="P3"/>
      <text:p text:style-name="P4">Polarisar : Borta undersommartid. Stackars isbjörn</text:p>
      <text:p text:style-name="P4"/>
      <text:p text:style-name="P4">Korallrev – Under hot, korallblekning som sprider sig mer och mer</text:p>
      <text:p text:style-name="P4"/>
      <text:p text:style-name="P4">Förändrad nederbörd</text:p>
      <text:p text:style-name="P4"/>
      <text:p text:style-name="P4"/>
      <text:p text:style-name="P5">Vad kan vi göra?</text:p>
      <text:p text:style-name="P4">Vi måste hitta sätt att göra</text:p>
      <text:p text:style-name="P4">el – vattenpumpar för vattenreservoarer</text:p>
      <text:p text:style-name="P4">belysnig – förlänga dygnets timmar</text:p>
      <text:p text:style-name="P4"/>
      <text:p text:style-name="P4">sammhällsförändringar</text:p>
      <text:p text:style-name="P4">Teknika innovationer</text:p>
      <text:p text:style-name="P4"/>
      <text:p text:style-name="P4">FUSION eh ? </text:p>
      <text:p text:style-name="P4"><text:soft-page-break/>Elbilar? MUSK MUSK MUSK MUSK MUSK MUSK</text:p>
      <text:p text:style-name="P4"/>
      <text:p text:style-name="P4"/>
      <text:p text:style-name="P5">Överbefolkning</text:p>
      <text:p text:style-name="P4">Ekonomisk ojämnlikhet</text:p>
      <text:p text:style-name="P4">Vi lever rikare friskare längre liv</text:p>
      <text:p text:style-name="P4"/>
      <text:p text:style-name="P4"/>
      <text:p text:style-name="P4"/>
      <text:p text:style-name="P4"/>
      <text:p text:style-name="P5">Ekonomisk ekologisk och social hållbarhet</text:p>
      <text:p text:style-name="P4"/>
      <text:p text:style-name="P6">Vad tror folk?</text:p>
      <text:p text:style-name="P6"/>
      <text:p text:style-name="P6">Miljö, miljövänligt, ekonomi, hållbarhet, social, framtid, konsumption, Naturresurser</text:p>
      <text:p text:style-name="P6"/>
      <text:p text:style-name="P7">Brundtlandsrapporten</text:p>
      <text:p text:style-name="P7"/>
      <text:p text:style-name="P8">tillfredställer dagesn behov utan att äventyra framtiden</text:p>
      <text:p text:style-name="P8"/>
      <text:p text:style-name="P8"/>
      <text:p text:style-name="P8"/>
      <text:p text:style-name="P9">3 perspektiv</text:p>
      <text:p text:style-name="P9">-ekono</text:p>
      <text:p text:style-name="P9">-ekolo</text:p>
      <text:p text:style-name="P9">-social</text:p>
      <text:p text:style-name="P9"/>
      <text:p text:style-name="P10">Ekonomisk</text:p>
      <text:p text:style-name="P11">Produktion av varor och tjänster inte får förbruka mer än det skapar.</text:p>
      <text:p text:style-name="P11"/>
      <text:p text:style-name="P10">Ekolo<text:span text:style-name="T2">gisk</text:span></text:p>
      <text:p text:style-name="P11">Produktion av varor och tjänster får inte kompromissa ekoosystemesn bärförmåga</text:p>
      <text:p text:style-name="P11"/>
      <text:p text:style-name="P10">Social </text:p>
      <text:p text:style-name="P11">Ett stabilt långsiktigt samhälle uppfyller människors rättigeheter</text:p>
      <text:p text:style-name="P11"/>
      <text:p text:style-name="P12"/>
      <text:p text:style-name="P12"/>
      <text:p text:style-name="P13">Planetära gränser – points of no return</text:p>
      <text:p text:style-name="P13"/>
      <text:p text:style-name="P13"/>
      <text:p text:style-name="P14">Källor: Snowflake Education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2T17:16:04.042612800</meta:creation-date>
    <dc:date>2025-11-12T17:16:22.647539400</dc:date>
    <meta:editing-duration>PT19S</meta:editing-duration>
    <meta:editing-cycles>1</meta:editing-cycles>
    <meta:document-statistic meta:table-count="0" meta:image-count="0" meta:object-count="0" meta:page-count="2" meta:paragraph-count="48" meta:word-count="223" meta:character-count="1608" meta:non-whitespace-character-count="1424"/>
    <meta:generator>LibreOffice/25.8.2.2$Windows_X86_64 LibreOffice_project/d401f2107ccab8f924a8e2df40f573aab7605b6f</meta:generator>
  </office:meta>
</office:document-meta>
</file>